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56º Green Drinks | Finanzas Sostenibles</text:h>
      <text:h text:style-name="Heading_20_5" text:outline-level="5">#ODS8 #ODS9 #ODS12 #ODS17</text:h>
      <text:h text:style-name="Heading_20_6" text:outline-level="6">Por <text:a xlink:type="simple" xlink:href="benjaminjuarezarlt@greendrinkscba.org" text:style-name="Internet_20_link" text:visited-style-name="Visited_20_Internet_20_Link"><text:span text:style-name="Definition">Benjamín Juárez</text:span></text:a> | 2019-09-19</text:h>
      <text:p text:style-name="First_20_paragraph">Para crecer sostenidamente a corto y largo plazo se necesitan apoyar instituciones y buenas prácticas. La ONU establece, dentro de los 17 Objetivos de Desarrollo Sostenible, el objetivo número 8: Promover el crecimiento económico sostenido, inclusivo y sostenible, el empleo pleno y productivo y el trabajo decente para todos. Financieramente se recomienda:</text:p>
      <text:p text:style-name="P2">8.4 Mejorar progresivamente, de aquí a 2030, la producción y el consumo eficientes de los recursos mundiales y procurar desvincular el crecimiento económico de la degradación del medio ambiente, conforme al Marco Decenal de Programas sobre modalidades de Consumo y Producción Sostenibles, empezando por los países desarrollados.<text:line-break/>8.10 Fortalecer la capacidad de las instituciones financieras nacionales para fomentar y ampliar el acceso a los servicios bancarios, financieros y de seguros para todos.</text:p>
      <text:p text:style-name="First_20_paragraph">En Julio de 2019, 18 bancos argentinos firmaron voluntariamente el Protocolo de Finanzas Sostenibles de Argentina. El impacto de los firmantes no es menor, su market share total supera el 75% de los préstamos bancarios del país. La meta establecida es superar medidas que trascienden el corto plazo y entender que la responsabilidad como intermediarios financieros impacta directamente en toda la sociedad y en todos los sectores.</text:p>
      <text:p text:style-name="Text_20_body">Sobre estos temas vamos a estar hablando en este Green Drinks!</text:p>
      <text:h text:style-name="Heading_20_4" text:outline-level="4">El próximo miércoles 25 de septiembre, de 20:00 a 22:30 hs, tendrá lugar la 56° jornada de Green. El lugar de encuentro será <text:span text:style-name="T1">Reginaldo Restobar</text:span>, Gral. Manuel Belgrano 676, Bº Güemes, bajo la temática “Oportunidades y desafíos de finanzas sostenibles en Argentina”.</text:h>
      <text:p text:style-name="First_20_paragraph">En esta oportunidad va a estar presente Pablo A. Cortínez. Licenciado en Economía (Universidad Nacional de Córdoba) y obtuvo una Maestría en Finanzas de la Universidad del CEMA (Buenos Aires, Argentina), donde actualmente es Profesor de Securitización, en la Maestría de Finanzas, entre otros temas. A su vez, coordina el Programa de Idoneidad en Mercado de Capitales de ABAPPRA (Asociación de bancos).</text:p>
      <text:p text:style-name="Text_20_body">Actualmente lidera el área Negocios y Ambiente de Vida Silvestre, es asesor de Confederar NEA SGR, y consultor de bancos, empresas y organismos multilaterales de crédito. Coordinó las dos encuestas realizadas con el BID a bancos de Argentina, e impulsó el Protocolo de Finanzas Sostenibles lanzado en julio de 2019. Dirige el Programa Ejecutivo "Bonos Verdes y Finanzas Sostenibles" en UCEMA.</text:p>
      <text:p text:style-name="Text_20_body">**Las inscripciones pueden realizarse en <text:a xlink:type="simple" xlink:href="https://finanzassostentibles.eventbrite.com.ar/" text:style-name="Internet_20_link" text:visited-style-name="Visited_20_Internet_20_Link"><text:span text:style-name="Definition">LINK</text:span></text:a></text:p>
      <text:p text:style-name="Text_20_body">Por consultas: info@greendrinkscba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9-19T20:05:44.796865263</dc:date>
    <dc:creator>nilon </dc:creator>
    <meta:editing-duration>PT4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391" meta:character-count="2585" meta:non-whitespace-character-count="2206"/>
  </office:meta>
</office:document-meta>
</file>